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7acd4" officeooo:paragraph-rsid="0017acd4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0pt" fo:font-weight="normal" officeooo:rsid="0017acd4" officeooo:paragraph-rsid="0017acd4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19a1fe" officeooo:paragraph-rsid="0019a1fe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bold" officeooo:rsid="0018755c" officeooo:paragraph-rsid="0019a1fe" style:font-size-asian="8.75pt" style:font-weight-asian="bold" style:font-size-complex="10pt" style:font-weight-complex="bold"/>
    </style:style>
    <style:style style:name="P6" style:family="paragraph" style:parent-style-name="Preformatted_20_Text">
      <style:text-properties style:font-name="Chancery Uralic" fo:font-size="18pt" fo:font-weight="normal" officeooo:rsid="0018755c" officeooo:paragraph-rsid="0018755c" style:font-size-asian="18pt" style:font-weight-asian="normal" style:font-size-complex="18pt" style:font-weight-complex="normal"/>
    </style:style>
    <style:style style:name="P7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18755c" officeooo:paragraph-rsid="0018755c" fo:background-color="#ff6d6d" style:font-size-asian="8.75pt" style:font-weight-asian="normal" style:font-size-complex="10pt" style:font-weight-complex="normal"/>
    </style:style>
    <style:style style:name="P9" style:family="paragraph" style:parent-style-name="Preformatted_20_Text" style:list-style-name="L1">
      <style:text-properties fo:font-size="10pt" fo:font-weight="normal" officeooo:rsid="0018755c" officeooo:paragraph-rsid="0019a1fe" fo:background-color="#ff6d6d" style:font-size-asian="8.75pt" style:font-weight-asian="normal" style:font-size-complex="10pt" style:font-weight-complex="normal"/>
    </style:style>
    <style:style style:name="P10" style:family="paragraph" style:parent-style-name="Preformatted_20_Text" style:list-style-name="L2">
      <style:text-properties fo:font-size="10pt" fo:font-weight="normal" officeooo:rsid="0019a1fe" officeooo:paragraph-rsid="0019a1fe" fo:background-color="#ffffd7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2" style:family="paragraph" style:parent-style-name="Preformatted_20_Text" style:list-style-name="L3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4" style:family="paragraph" style:parent-style-name="Preformatted_20_Text" style:list-style-name="L4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16" style:family="paragraph" style:parent-style-name="Preformatted_20_Text" style:list-style-name="L5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8" style:family="paragraph" style:parent-style-name="Preformatted_20_Text" style:list-style-name="L6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20" style:family="paragraph" style:parent-style-name="Preformatted_20_Text" style:list-style-name="L7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22" style:family="paragraph" style:parent-style-name="Preformatted_20_Text" style:list-style-name="L8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1b3ff4" officeooo:paragraph-rsid="001da87f" fo:background-color="#bf819e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officeooo:rsid="001c46bd" officeooo:paragraph-rsid="001c46bd"/>
    </style:style>
    <style:style style:name="P25" style:family="paragraph" style:parent-style-name="Preformatted_20_Text" style:list-style-name="L1">
      <style:text-properties officeooo:paragraph-rsid="0019a1fe" fo:background-color="#ff6d6d"/>
    </style:style>
    <style:style style:name="P26" style:family="paragraph" style:parent-style-name="Preformatted_20_Text">
      <style:text-properties fo:font-weight="normal" officeooo:rsid="0019a1fe" officeooo:paragraph-rsid="0019a1fe" fo:background-color="#ffffd7" style:font-weight-asian="normal" style:font-weight-complex="normal"/>
    </style:style>
    <style:style style:name="P27" style:family="paragraph" style:parent-style-name="Preformatted_20_Text" style:list-style-name="L9">
      <style:text-properties officeooo:paragraph-rsid="001c46bd" fo:background-color="#bf819e"/>
    </style:style>
    <style:style style:name="P28" style:family="paragraph" style:parent-style-name="Preformatted_20_Text">
      <style:text-properties officeooo:rsid="001da87f" officeooo:paragraph-rsid="001da87f" fo:background-color="#bf819e"/>
    </style:style>
    <style:style style:name="P29" style:family="paragraph" style:parent-style-name="Preformatted_20_Text">
      <style:text-properties officeooo:rsid="001c46bd" officeooo:paragraph-rsid="001c46bd" fo:background-color="#b3cac7"/>
    </style:style>
    <style:style style:name="P30" style:family="paragraph" style:parent-style-name="Preformatted_20_Text" style:list-style-name="L10">
      <style:text-properties officeooo:paragraph-rsid="001c46bd" fo:background-color="#b3cac7"/>
    </style:style>
    <style:style style:name="P31" style:family="paragraph" style:parent-style-name="Preformatted_20_Text">
      <style:text-properties officeooo:paragraph-rsid="001c46bd" fo:background-color="#b3cac7"/>
    </style:style>
    <style:style style:name="P32" style:family="paragraph" style:parent-style-name="Preformatted_20_Text">
      <style:text-properties officeooo:rsid="001c46bd" officeooo:paragraph-rsid="001c46bd" fo:background-color="#f6f9d4"/>
    </style:style>
    <style:style style:name="P33" style:family="paragraph" style:parent-style-name="Preformatted_20_Text" style:list-style-name="L11">
      <style:text-properties officeooo:paragraph-rsid="001c46bd" fo:background-color="#f6f9d4"/>
    </style:style>
    <style:style style:name="P34" style:family="paragraph" style:parent-style-name="Preformatted_20_Text">
      <style:text-properties officeooo:paragraph-rsid="001c46bd" fo:background-color="#e0c2cd"/>
    </style:style>
    <style:style style:name="P35" style:family="paragraph" style:parent-style-name="Preformatted_20_Text" style:list-style-name="L12">
      <style:text-properties officeooo:paragraph-rsid="001e8e41" fo:background-color="#e0c2cd"/>
    </style:style>
    <style:style style:name="P36" style:family="paragraph" style:parent-style-name="Preformatted_20_Text" style:list-style-name="L13">
      <style:text-properties officeooo:paragraph-rsid="001e8e41"/>
    </style:style>
    <style:style style:name="P37" style:family="paragraph">
      <style:paragraph-properties fo:text-align="center"/>
    </style:style>
    <style:style style:name="P38" style:family="paragraph">
      <style:text-properties style:text-outline="true"/>
    </style:style>
    <style:style style:name="P39" style:family="paragraph">
      <loext:graphic-properties draw:fill="gradient" draw:fill-color="#ffffff" draw:fill-gradient-name="Deep_20_Ocean"/>
      <style:text-properties style:text-outline="true"/>
    </style:style>
    <style:style style:name="P40" style:family="paragraph">
      <loext:graphic-properties draw:fill-color="#ff0000"/>
      <style:paragraph-properties fo:text-align="center"/>
    </style:style>
    <style:style style:name="P41" style:family="paragraph">
      <loext:graphic-properties draw:fill="gradient" draw:fill-color="#ffffff" draw:fill-gradient-name="Pastel_20_Dream"/>
    </style:style>
    <style:style style:name="P42" style:family="paragraph">
      <loext:graphic-properties draw:fill="gradient" draw:fill-color="#ffffff" draw:fill-gradient-name="Neon_20_Ligh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755c" style:font-size-asian="8.75pt" style:font-size-complex="10pt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8755c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c46bd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e8e41" style:font-size-asian="8.75pt" style:font-weight-asian="normal" style:font-size-complex="10pt" style:font-weight-complex="normal"/>
    </style:style>
    <style:style style:name="T7" style:family="text">
      <style:text-properties fo:font-size="10pt" fo:font-weight="bold" officeooo:rsid="0018755c" style:font-size-asian="8.75pt" style:font-weight-asian="bold" style:font-size-complex="10pt" style:font-weight-complex="bold"/>
    </style:style>
    <style:style style:name="T8" style:family="text">
      <style:text-properties officeooo:rsid="001b676a"/>
    </style:style>
    <style:style style:name="T9" style:family="text">
      <style:text-properties officeooo:rsid="0022fb64"/>
    </style:style>
    <style:style style:name="T10" style:family="text">
      <style:text-properties style:text-outline="true"/>
    </style:style>
    <style:style style:name="T11" style:family="text">
      <style:text-properties fo:color="#ff0000" loext:opacity="100%" style:text-outline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ff0000" draw:fill="gradient" draw:fill-color="#ffffff" draw:fill-gradient-name="Deep_20_Ocean" fo:min-height="2.5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gradient" draw:fill-color="#ffffff" draw:fill-gradient-name="Pastel_20_Dream" fo:min-height="1.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Neon_20_Light" fo:min-height="1.7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ocker</text:p>
      <text:p text:style-name="P2"/>
      <text:p text:style-name="P6">comandos:</text:p>
      <text:p text:style-name="P2"/>
      <text:p text:style-name="P8">docker version</text:p>
      <text:list xml:id="list3673373562" text:style-name="L1">
        <text:list-item>
          <text:p text:style-name="P9">client</text:p>
        </text:list-item>
        <text:list-item>
          <text:p text:style-name="P25"><text:span text:style-name="T4">server: </text:span><text:span text:style-name="T7">docker engine(se tem o server então podemos subir containers</text:span></text:p>
        </text:list-item>
      </text:list>
      <text:p text:style-name="P5"/>
      <text:p text:style-name="P26"><text:span text:style-name="T2">d</text:span><text:span text:style-name="T1">ocker info</text:span></text:p>
      <text:list xml:id="list2892390569" text:style-name="L2">
        <text:list-item>
          <text:p text:style-name="P10">informacoes gerais (container,images,paused,run etc…)</text:p>
        </text:list-item>
      </text:list>
      <text:p text:style-name="P3"/>
      <text:p text:style-name="P11">sintaxe</text:p>
      <text:list xml:id="list558574125" text:style-name="L3">
        <text:list-item>
          <text:p text:style-name="P12">docker &lt;commando&gt; &lt;sub-comando&gt; &lt;opcoes&gt;</text:p>
        </text:list-item>
      </text:list>
      <text:p text:style-name="P3"/>
      <text:p text:style-name="P13">docker container ls</text:p>
      <text:list xml:id="list4023007526" text:style-name="L4">
        <text:list-item>
          <text:p text:style-name="P14">lista os containers <text:span text:style-name="T8">que estao executando</text:span></text:p>
        </text:list-item>
      </text:list>
      <text:p text:style-name="P4"/>
      <text:p text:style-name="P15">docker container ls -a </text:p>
      <text:list xml:id="list2245044741" text:style-name="L5">
        <text:list-item>
          <text:p text:style-name="P16">lista os containers <text:span text:style-name="T8">todos inclusive os </text:span>parados</text:p>
        </text:list-item>
      </text:list>
      <text:p text:style-name="P4"/>
      <text:p text:style-name="P17">docker network ls</text:p>
      <text:list xml:id="list1479088626" text:style-name="L6">
        <text:list-item>
          <text:p text:style-name="P18">lista as redes</text:p>
        </text:list-item>
      </text:list>
      <text:p text:style-name="P4"/>
      <text:p text:style-name="P19">docker volumes ls</text:p>
      <text:list xml:id="list1904371857" text:style-name="L7">
        <text:list-item>
          <text:p text:style-name="P20">lista volumes</text:p>
        </text:list-item>
      </text:list>
      <text:p text:style-name="P4"/>
      <text:p text:style-name="P21">docker (container ou image,network,volumes etc…) --help</text:p>
      <text:list xml:id="list1966826730" text:style-name="L8">
        <text:list-item>
          <text:p text:style-name="P22">o que da para fazer com container,com image e por ai vai</text:p>
        </text:list-item>
      </text:list>
      <text:p text:style-name="P4"/>
      <text:p text:style-name="P23"><draw:line text:anchor-type="paragraph" draw:z-index="2" draw:name="Shape3" draw:style-name="gr4" draw:text-style-name="P40" svg:x1="8.236cm" svg:y1="0.439cm" svg:x2="10.115cm" svg:y2="1.815cm"><text:p/></draw:line><draw:line text:anchor-type="paragraph" draw:z-index="3" draw:name="Shape4" draw:style-name="gr3" draw:text-style-name="P37" svg:x1="7.309cm" svg:y1="0.413cm" svg:x2="3.314cm" svg:y2="2.001cm"><text:p/></draw:line><draw:line text:anchor-type="paragraph" draw:z-index="5" draw:name="Shape6" draw:style-name="gr1" draw:text-style-name="P37" svg:x1="7.442cm" svg:y1="0.515cm" svg:x2="6.833cm" svg:y2="5.066cm"><text:p/></draw:line>docker container run --name web01 -p -d 8080:80 <text:s/>wellistong/springboot2-essentials </text:p>
      <text:list xml:id="list3001479158" text:style-name="L9">
        <text:list-item>
          <text:p text:style-name="P27"><text:span text:style-name="T5">rodar container</text:span></text:p>
        </text:list-item>
      </text:list>
      <text:p text:style-name="P28"><text:span text:style-name="T5"/></text:p>
      <text:p text:style-name="P28"><draw:frame text:anchor-type="paragraph" draw:z-index="0" draw:name="Shape1" draw:style-name="gr6" draw:text-style-name="P42" svg:width="4.049cm" svg:height="1.8cm" svg:x="0.669cm" svg:y="0.395cm"><draw:text-box><text:p>-p serve para definir a porta</text:p></draw:text-box></draw:frame><draw:frame text:anchor-type="paragraph" draw:z-index="1" draw:name="Shape2" draw:style-name="gr5" draw:text-style-name="P41" svg:width="5.16cm" svg:height="1.721cm" svg:x="8.659cm" svg:y="0.21cm"><draw:text-box><text:p>-d rodar container sem perder o terminal</text:p><text:p/></draw:text-box></draw:frame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4"><text:span text:style-name="T3"/></text:p>
      <text:p text:style-name="P29"><text:span text:style-name="T3"/></text:p>
      <text:p text:style-name="P29"><draw:frame text:anchor-type="paragraph" draw:z-index="4" draw:name="Shape5" draw:style-name="gr2" draw:text-style-name="P39" svg:width="3.705cm" svg:height="2.514cm" svg:x="5.14cm" svg:y="0.258cm"><draw:text-box><text:p text:style-name="P38"><text:span text:style-name="T10">Se for </text:span><text:span text:style-name="T11">-P</text:span><text:span text:style-name="T10"> maiusculo ele vai rodar o container em uma porta aleatoria</text:span></text:p></draw:text-box></draw:frame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>docker container stop [id or name container]</text:span></text:p>
      <text:list xml:id="list3834542080" text:style-name="L10">
        <text:list-item>
          <text:p text:style-name="P30"><text:span text:style-name="T5">parar container</text:span></text:p>
        </text:list-item>
      </text:list>
      <text:p text:style-name="P31"><text:span text:style-name="T5"/></text:p>
      <text:p text:style-name="P34"><text:span text:style-name="T5">docker container rm -f 23c ede</text:span></text:p>
      <text:list xml:id="list2179149465" text:style-name="L12">
        <text:list-item>
          <text:p text:style-name="P35"><text:span text:style-name="T5">p</text:span><text:span text:style-name="T6">ara os container e excluir todos</text:span></text:p>
        </text:list-item>
      </text:list>
      <text:p text:style-name="P24"><text:span text:style-name="T3"/></text:p>
      <text:p text:style-name="P24"><text:span text:style-name="T3"/></text:p>
      <text:p text:style-name="P32"><text:span text:style-name="T3">docker container rm [id or name container]</text:span></text:p>
      <text:list xml:id="list4220639206" text:style-name="L11">
        <text:list-item>
          <text:p text:style-name="P33"><text:span text:style-name="T5">excluir container</text:span></text:p>
        </text:list-item>
      </text:list>
      <text:p text:style-name="P4"/>
      <text:p text:style-name="P4">docker container stop $(docker container ls -a -q)</text:p>
      <text:list xml:id="list1926055590" text:style-name="L13">
        <text:list-item>
          <text:p text:style-name="P36"><text:span text:style-name="T6">este comando pode ser usado para remover tudo de uma vez(rm -f) ou parar </text:span><text:soft-page-break/><text:span text:style-name="T6">todos etc</text:span></text:p>
        </text:list-item>
      </text:list>
      <text:p text:style-name="P4"/>
      <text:p text:style-name="P4">aula <text:span text:style-name="T9">4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8T12:32:45.401489893</dc:date>
    <meta:editing-duration>PT25M32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2" meta:paragraph-count="30" meta:word-count="158" meta:character-count="950" meta:non-whitespace-character-count="830"/>
  </office:meta>
</office:document-meta>
</file>